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number-columns-repeated="2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7/24/2015</text:date>, <text:time>14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24T14:08:39</dc:date>
    <meta:editing-duration>PT18H45M31S</meta:editing-duration>
    <meta:editing-cycles>602</meta:editing-cycles>
    <meta:generator>OpenOffice/4.1.1$Unix OpenOffice.org_project/411m6$Build-9775</meta:generator>
    <dc:creator>employee employee</dc:creator>
    <meta:document-statistic meta:table-count="5" meta:cell-count="1271" meta:object-count="0"/>
  </office:meta>
</office:document-meta>
</file>